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4.805cm"/>
    </style:style>
    <style:style style:name="co5" style:family="table-column">
      <style:table-column-properties fo:break-before="auto" style:column-width="5.304cm"/>
    </style:style>
    <style:style style:name="co6" style:family="table-column">
      <style:table-column-properties fo:break-before="auto" style:column-width="5.52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ABZ5 100C_MMM_OI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>
            <draw:frame table:end-cell-address="'ABZ5 100C_MMM_OI'.I25" table:end-x="2.633cm" table:end-y="0.057cm" draw:z-index="0" draw:style-name="gr1" svg:width="22.543cm" svg:height="10.895cm" svg:x="0.001cm" svg:y="0.001cm">
              <draw:object draw:notify-on-update-of-ranges="'ABZ5 100C_MMM_OI'.A28:'ABZ5 100C_MMM_OI'.A128 'ABZ5 100C_MMM_OI'.F27:'ABZ5 100C_MMM_OI'.F27 'ABZ5 100C_MMM_OI'.F28:'ABZ5 100C_MMM_OI'.F128 'ABZ5 100C_MMM_OI'.A28:'ABZ5 100C_MMM_OI'.A128 'ABZ5 100C_MMM_OI'.E27:'ABZ5 100C_MMM_OI'.E27 'ABZ5 100C_MMM_OI'.E28:'ABZ5 100C_MMM_OI'.E128 'ABZ5 100C_MMM_OI'.A28:'ABZ5 100C_MMM_OI'.A128 'ABZ5 100C_MMM_OI'.D27:'ABZ5 100C_MMM_OI'.D27 'ABZ5 100C_MMM_OI'.D28:'ABZ5 100C_MMM_OI'.D128 'ABZ5 100C_MMM_OI'.A28:'ABZ5 100C_MMM_OI'.A128 'ABZ5 100C_MMM_OI'.C27:'ABZ5 100C_MMM_OI'.C27 'ABZ5 100C_MMM_OI'.C28:'ABZ5 100C_MMM_OI'.C128 'ABZ5 100C_MMM_OI'.A28:'ABZ5 100C_MMM_OI'.A128 'ABZ5 100C_MMM_OI'.B27:'ABZ5 100C_MMM_OI'.B27 'ABZ5 100C_MMM_OI'.B28:'ABZ5 100C_MMM_OI'.B128 'ABZ5 100C_MMM_OI'.A28:'ABZ5 100C_MMM_OI'.A1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10"/>
          <table:table-cell office:value-type="float" office:value="21">
            <text:p>21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"/>
          <table:table-cell table:number-columns-repeated="3"/>
          <table:table-cell office:value-type="float" office:value="12">
            <text:p>12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7">
            <text:p>17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MIN([.K10:.K14])"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MAX([.K10:.K14])" office:value-type="float" office:value="21">
            <text:p>21</text:p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SUM([.K10:.K14])/5" office:value-type="float" office:value="12.6">
            <text:p>12,6</text:p>
          </table:table-cell>
          <table:table-cell table:number-columns-repeated="9"/>
        </table:table-row>
        <table:table-row table:style-name="ro1" table:number-rows-repeated="9">
          <table:table-cell table:number-columns-repeated="20"/>
        </table:table-row>
        <table:table-row table:style-name="ro2">
          <table:table-cell office:value-type="string">
            <text:p>N° de ciclos</text:p>
          </table:table-cell>
          <table:table-cell office:value-type="string">
            <text:p>Rodada 5</text:p>
          </table:table-cell>
          <table:table-cell office:value-type="string">
            <text:p>Rodada 4</text:p>
          </table:table-cell>
          <table:table-cell office:value-type="string">
            <text:p>Rodada 3</text:p>
          </table:table-cell>
          <table:table-cell office:value-type="string">
            <text:p>Rodada 2</text:p>
          </table:table-cell>
          <table:table-cell office:value-type="string">
            <text:p>Rodada 1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table:number-columns-repeated="5" office:value-type="float" office:value="2000">
            <text:p>2000</text:p>
          </table:table-cell>
          <table:table-cell/>
          <table:table-cell table:style-name="ce2"/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1182">
            <text:p>118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0">
            <text:p>1180</text:p>
          </table:table-cell>
          <table:table-cell office:value-type="float" office:value="1182">
            <text:p>1182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80">
            <text:p>1180</text:p>
          </table:table-cell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82">
            <text:p>1182</text:p>
          </table:table-cell>
          <table:table-cell office:value-type="float" office:value="1180">
            <text:p>1180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80">
            <text:p>1180</text:p>
          </table:table-cell>
          <table:table-cell office:value-type="float" office:value="1179">
            <text:p>1179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0">
            <text:p>1180</text:p>
          </table:table-cell>
          <table:table-cell table:number-columns-repeated="4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80">
            <text:p>1180</text:p>
          </table:table-cell>
          <table:table-cell table:number-columns-repeated="4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80">
            <text:p>1180</text:p>
          </table:table-cell>
          <table:table-cell table:number-columns-repeated="4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80">
            <text:p>1180</text:p>
          </table:table-cell>
          <table:table-cell table:number-columns-repeated="4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80">
            <text:p>1180</text:p>
          </table:table-cell>
          <table:table-cell table:number-columns-repeated="4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80">
            <text:p>1180</text:p>
          </table:table-cell>
          <table:table-cell table:number-columns-repeated="4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11">
            <text:p>11</text:p>
          </table:table-cell>
          <table:table-cell table:number-columns-repeated="5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6">
            <text:p>1176</text:p>
          </table:table-cell>
          <table:table-cell table:number-columns-repeated="2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2">
            <text:p>1172</text:p>
          </table:table-cell>
          <table:table-cell table:number-columns-repeated="2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65">
            <text:p>1165</text:p>
          </table:table-cell>
          <table:table-cell office:value-type="float" office:value="1170">
            <text:p>1170</text:p>
          </table:table-cell>
          <table:table-cell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78">
            <text:p>1178</text:p>
          </table:table-cell>
          <table:table-cell office:value-type="float" office:value="1171">
            <text:p>1171</text:p>
          </table:table-cell>
          <table:table-cell office:value-type="float" office:value="1165">
            <text:p>1165</text:p>
          </table:table-cell>
          <table:table-cell office:value-type="float" office:value="1170">
            <text:p>1170</text:p>
          </table:table-cell>
          <table:table-cell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78">
            <text:p>1178</text:p>
          </table:table-cell>
          <table:table-cell office:value-type="float" office:value="1166">
            <text:p>1166</text:p>
          </table:table-cell>
          <table:table-cell office:value-type="float" office:value="1165">
            <text:p>1165</text:p>
          </table:table-cell>
          <table:table-cell office:value-type="float" office:value="1170">
            <text:p>1170</text:p>
          </table:table-cell>
          <table:table-cell office:value-type="float" office:value="1174">
            <text:p>1174</text:p>
          </table:table-cell>
          <table:table-cell table:number-columns-repeated="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0">
            <text:p>1170</text:p>
          </table:table-cell>
          <table:table-cell office:value-type="float" office:value="1174">
            <text:p>1174</text:p>
          </table:table-cell>
          <table:table-cell table:number-columns-repeated="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0">
            <text:p>1170</text:p>
          </table:table-cell>
          <table:table-cell office:value-type="float" office:value="1174">
            <text:p>1174</text:p>
          </table:table-cell>
          <table:table-cell table:number-columns-repeated="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0">
            <text:p>1170</text:p>
          </table:table-cell>
          <table:table-cell office:value-type="float" office:value="1174">
            <text:p>1174</text:p>
          </table:table-cell>
          <table:table-cell table:number-columns-repeated="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0">
            <text:p>1170</text:p>
          </table:table-cell>
          <table:table-cell office:value-type="float" office:value="1166">
            <text:p>1166</text:p>
          </table:table-cell>
          <table:table-cell table:number-columns-repeated="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0">
            <text:p>1170</text:p>
          </table:table-cell>
          <table:table-cell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0">
            <text:p>1170</text:p>
          </table:table-cell>
          <table:table-cell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78">
            <text:p>1178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78">
            <text:p>1178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78">
            <text:p>1178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78">
            <text:p>1178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78">
            <text:p>1178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76">
            <text:p>1176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176">
            <text:p>1176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176">
            <text:p>1176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176">
            <text:p>1176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176">
            <text:p>1176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176">
            <text:p>1176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176">
            <text:p>1176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76">
            <text:p>1176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176">
            <text:p>1176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176">
            <text:p>1176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76">
            <text:p>1176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76">
            <text:p>1176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76">
            <text:p>1176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176">
            <text:p>1176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176">
            <text:p>1176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176">
            <text:p>1176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175">
            <text:p>1175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175">
            <text:p>1175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175">
            <text:p>1175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175">
            <text:p>1175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175">
            <text:p>1175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175">
            <text:p>1175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175">
            <text:p>1175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75">
            <text:p>1175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175">
            <text:p>1175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175">
            <text:p>1175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175">
            <text:p>1175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175">
            <text:p>1175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175">
            <text:p>1175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175">
            <text:p>1175</text:p>
          </table:table-cell>
          <table:table-cell table:number-columns-repeated="4" office:value-type="float" office:value="1165">
            <text:p>1165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0:2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0T19:47:36.80</meta:creation-date>
    <dc:date>2010-03-04T20:28:37.90</dc:date>
    <meta:editing-duration>PT23H07M01S</meta:editing-duration>
    <meta:editing-cycles>65</meta:editing-cycles>
    <meta:generator>OpenOffice.org/3.1$Win32 OpenOffice.org_project/310m19$Build-9420</meta:generator>
    <meta:document-statistic meta:table-count="1" meta:cell-count="6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false" chart:minimum="0" chart:maximum="100" chart:interval-major="5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165" chart:maximum="12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4 3 2 1 0" chart:style-name="ch1">
        <chart:title svg:x="8.943cm" svg:y="0.218cm" chart:style-name="ch2">
          <text:p>Anáise de convergência</text:p>
        </chart:title>
        <chart:subtitle svg:x="8.123cm" svg:y="0.938cm" chart:style-name="ch3">
          <text:p>FT20 - Vizinhança Híbrida Melhorada</text:p>
        </chart:subtitle>
        <chart:legend chart:legend-position="end" svg:x="20.227cm" svg:y="4.286cm" chart:style-name="ch4"/>
        <chart:plot-area chart:style-name="ch5" table:cell-range-address="'ABZ5 100C_MMM_OI'.A27:'ABZ5 100C_MMM_OI'.F128" chart:data-source-has-labels="both" svg:x="0.699cm" svg:y="1.606cm" svg:width="19.079cm" svg:height="8.84cm">
          <chart:axis chart:dimension="x" chart:name="primary-x" chart:style-name="ch6">
            <chart:title svg:x="9.255cm" svg:y="10.065cm" chart:style-name="ch7">
              <text:p>Número de ciclos</text:p>
            </chart:title>
            <chart:categories table:cell-range-address="'ABZ5 100C_MMM_OI'.A28:'ABZ5 100C_MMM_OI'.A128"/>
          </chart:axis>
          <chart:axis chart:dimension="y" chart:name="primary-y" chart:style-name="ch8">
            <chart:title svg:x="0.451cm" svg:y="6.48cm" chart:style-name="ch9">
              <text:p>Makespan</text:p>
            </chart:title>
            <chart:grid chart:style-name="ch10" chart:class="major"/>
          </chart:axis>
          <chart:series chart:style-name="ch11" chart:values-cell-range-address="'ABZ5 100C_MMM_OI'.F28:'ABZ5 100C_MMM_OI'.F128" chart:label-cell-address="'ABZ5 100C_MMM_OI'.F27:'ABZ5 100C_MMM_OI'.F27" chart:class="chart:scatter">
            <chart:domain table:cell-range-address="'ABZ5 100C_MMM_OI'.A28:'ABZ5 100C_MMM_OI'.A128"/>
            <chart:data-point chart:repeated="101"/>
          </chart:series>
          <chart:series chart:style-name="ch12" chart:values-cell-range-address="'ABZ5 100C_MMM_OI'.E28:'ABZ5 100C_MMM_OI'.E128" chart:label-cell-address="'ABZ5 100C_MMM_OI'.E27:'ABZ5 100C_MMM_OI'.E27" chart:class="chart:scatter">
            <chart:data-point chart:repeated="101"/>
          </chart:series>
          <chart:series chart:style-name="ch13" chart:values-cell-range-address="'ABZ5 100C_MMM_OI'.D28:'ABZ5 100C_MMM_OI'.D128" chart:label-cell-address="'ABZ5 100C_MMM_OI'.D27:'ABZ5 100C_MMM_OI'.D27" chart:class="chart:scatter">
            <chart:data-point chart:repeated="101"/>
          </chart:series>
          <chart:series chart:style-name="ch14" chart:values-cell-range-address="'ABZ5 100C_MMM_OI'.C28:'ABZ5 100C_MMM_OI'.C128" chart:label-cell-address="'ABZ5 100C_MMM_OI'.C27:'ABZ5 100C_MMM_OI'.C27" chart:class="chart:scatter">
            <chart:data-point chart:repeated="101"/>
          </chart:series>
          <chart:series chart:style-name="ch15" chart:values-cell-range-address="'ABZ5 100C_MMM_OI'.B28:'ABZ5 100C_MMM_OI'.B128" chart:label-cell-address="'ABZ5 100C_MMM_OI'.B27:'ABZ5 100C_MMM_OI'.B27" chart:class="chart:scatter">
            <chart:data-point chart:repeated="1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5 100C_MMM_OI'.F27:'ABZ5 100C_MMM_OI'.F27">Rodada 1</text:p>
              </table:table-cell>
              <table:table-cell office:value-type="string">
                <text:p text:id="'ABZ5 100C_MMM_OI'.E27:'ABZ5 100C_MMM_OI'.E27">Rodada 2</text:p>
              </table:table-cell>
              <table:table-cell office:value-type="string">
                <text:p text:id="'ABZ5 100C_MMM_OI'.D27:'ABZ5 100C_MMM_OI'.D27">Rodada 3</text:p>
              </table:table-cell>
              <table:table-cell office:value-type="string">
                <text:p text:id="'ABZ5 100C_MMM_OI'.C27:'ABZ5 100C_MMM_OI'.C27">Rodada 4</text:p>
              </table:table-cell>
              <table:table-cell office:value-type="string">
                <text:p text:id="'ABZ5 100C_MMM_OI'.B27:'ABZ5 100C_MMM_OI'.B27">Rodada 5</text:p>
              </table:table-cell>
            </table:table-row>
          </table:table-header-rows>
          <table:table-rows>
            <table:table-row>
              <table:table-cell office:value-type="string">
                <text:p text:id="'ABZ5 100C_MMM_OI'.A28:'ABZ5 100C_MMM_OI'.A128">0</text:p>
              </table:table-cell>
              <table:table-cell office:value-type="float" office:value="0">
                <text:p text:id="'ABZ5 100C_MMM_OI'.A28:'ABZ5 100C_MMM_OI'.A128">0</text:p>
              </table:table-cell>
              <table:table-cell office:value-type="float" office:value="2000">
                <text:p text:id="'ABZ5 100C_MMM_OI'.F28:'ABZ5 100C_MMM_OI'.F128">2000</text:p>
              </table:table-cell>
              <table:table-cell office:value-type="float" office:value="2000">
                <text:p text:id="'ABZ5 100C_MMM_OI'.E28:'ABZ5 100C_MMM_OI'.E128">2000</text:p>
              </table:table-cell>
              <table:table-cell office:value-type="float" office:value="2000">
                <text:p text:id="'ABZ5 100C_MMM_OI'.D28:'ABZ5 100C_MMM_OI'.D128">2000</text:p>
              </table:table-cell>
              <table:table-cell office:value-type="float" office:value="2000">
                <text:p text:id="'ABZ5 100C_MMM_OI'.C28:'ABZ5 100C_MMM_OI'.C128">2000</text:p>
              </table:table-cell>
              <table:table-cell office:value-type="float" office:value="2000">
                <text:p text:id="'ABZ5 100C_MMM_OI'.B28:'ABZ5 100C_MMM_OI'.B128">200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80">
                <text:p>1180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9">
                <text:p>1179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6">
                <text:p>1176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2">
                <text:p>1172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78">
                <text:p>1178</text:p>
              </table:table-cell>
              <table:table-cell office:value-type="float" office:value="1170">
                <text:p>1170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78">
                <text:p>1178</text:p>
              </table:table-cell>
              <table:table-cell office:value-type="float" office:value="1170">
                <text:p>1170</text:p>
              </table:table-cell>
              <table:table-cell office:value-type="float" office:value="1165">
                <text:p>1165</text:p>
              </table:table-cell>
              <table:table-cell office:value-type="float" office:value="1171">
                <text:p>1171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74">
                <text:p>1174</text:p>
              </table:table-cell>
              <table:table-cell office:value-type="float" office:value="1170">
                <text:p>1170</text:p>
              </table:table-cell>
              <table:table-cell office:value-type="float" office:value="1165">
                <text:p>1165</text:p>
              </table:table-cell>
              <table:table-cell office:value-type="float" office:value="1166">
                <text:p>1166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74">
                <text:p>1174</text:p>
              </table:table-cell>
              <table:table-cell office:value-type="float" office:value="1170">
                <text:p>117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74">
                <text:p>1174</text:p>
              </table:table-cell>
              <table:table-cell office:value-type="float" office:value="1170">
                <text:p>117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74">
                <text:p>1174</text:p>
              </table:table-cell>
              <table:table-cell office:value-type="float" office:value="1170">
                <text:p>117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66">
                <text:p>1166</text:p>
              </table:table-cell>
              <table:table-cell office:value-type="float" office:value="1170">
                <text:p>117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65">
                <text:p>1165</text:p>
              </table:table-cell>
              <table:table-cell office:value-type="float" office:value="1170">
                <text:p>117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65">
                <text:p>1165</text:p>
              </table:table-cell>
              <table:table-cell office:value-type="float" office:value="1170">
                <text:p>117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